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25100004A3B00002EE398E378ED.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1" svg:font-family="'Courier New'" style:font-family-generic="modern"/>
    <style:font-face style:name="Times New Roman2" svg:font-family="'Times New Roman'" style:font-family-generic="modern"/>
    <style:font-face style:name="Arial1" svg:font-family="Arial" style:font-family-generic="swiss"/>
    <style:font-face style:name="Arial2" svg:font-family="Arial" style:font-adornments="Regular" style:font-family-generic="swiss"/>
    <style:font-face style:name="Andale Sans UI1" svg:font-family="'Andale Sans UI'" style:font-family-generic="system"/>
    <style:font-face style:name="Tahoma2" svg:font-family="Tahoma" style:font-family-generic="system"/>
    <style:font-face style:name="Courier New" svg:font-family="'Courier New'" style:font-family-generic="modern" style:font-pitch="fixed"/>
    <style:font-face style:name="Times New Roman1" svg:font-family="'Times New Roman'" style:font-family-generic="modern" style:font-pitch="fixed"/>
    <style:font-face style:name="Times New Roman" svg:font-family="'Times New Roman'" style:font-family-generic="roman" style:font-pitch="variable"/>
    <style:font-face style:name="Arial" svg:font-family="Arial" style:font-adornments="Regular"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5.272cm" table:align="center"/>
    </style:style>
    <style:style style:name="Table1.A" style:family="table-column">
      <style:table-column-properties style:column-width="2.238cm"/>
    </style:style>
    <style:style style:name="Table1.B" style:family="table-column">
      <style:table-column-properties style:column-width="3.03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Illustration">
      <style:text-properties officeooo:paragraph-rsid="0026ddab"/>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de">
      <style:text-properties officeooo:rsid="001d735d"/>
    </style:style>
    <style:style style:name="P4" style:family="paragraph" style:parent-style-name="Code">
      <style:paragraph-properties fo:text-align="start" style:justify-single-word="false"/>
      <style:text-properties officeooo:paragraph-rsid="00201c83"/>
    </style:style>
    <style:style style:name="P5" style:family="paragraph" style:parent-style-name="Code">
      <style:text-properties officeooo:paragraph-rsid="002c1a79"/>
    </style:style>
    <style:style style:name="P6" style:family="paragraph" style:parent-style-name="Text_20_body">
      <style:text-properties officeooo:rsid="001d908f" officeooo:paragraph-rsid="0022110d"/>
    </style:style>
    <style:style style:name="P7" style:family="paragraph" style:parent-style-name="Text_20_body">
      <style:text-properties officeooo:paragraph-rsid="0027f623"/>
    </style:style>
    <style:style style:name="P8" style:family="paragraph" style:parent-style-name="Text_20_body">
      <style:text-properties officeooo:paragraph-rsid="002de72b"/>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Text_20_body">
      <style:text-properties officeooo:rsid="001e5840"/>
    </style:style>
    <style:style style:name="P11" style:family="paragraph" style:parent-style-name="Text_20_body">
      <style:text-properties officeooo:rsid="001e5840" officeooo:paragraph-rsid="001e5840"/>
    </style:style>
    <style:style style:name="P12" style:family="paragraph" style:parent-style-name="Text_20_body">
      <style:text-properties officeooo:rsid="00201c83" officeooo:paragraph-rsid="00201c83"/>
    </style:style>
    <style:style style:name="P13" style:family="paragraph" style:parent-style-name="Text_20_body">
      <style:text-properties officeooo:rsid="0027f623" officeooo:paragraph-rsid="0027f623"/>
    </style:style>
    <style:style style:name="P14" style:family="paragraph" style:parent-style-name="Text_20_body">
      <style:text-properties officeooo:rsid="0022110d" officeooo:paragraph-rsid="0022110d"/>
    </style:style>
    <style:style style:name="P15" style:family="paragraph" style:parent-style-name="Text_20_body">
      <style:text-properties officeooo:rsid="002b07f8" officeooo:paragraph-rsid="002b07f8"/>
    </style:style>
    <style:style style:name="P16" style:family="paragraph" style:parent-style-name="Text_20_body">
      <style:text-properties officeooo:rsid="002b07f8" officeooo:paragraph-rsid="00325f04"/>
    </style:style>
    <style:style style:name="P17" style:family="paragraph" style:parent-style-name="Text_20_body">
      <style:text-properties officeooo:rsid="002b07f8" officeooo:paragraph-rsid="0041615d"/>
    </style:style>
    <style:style style:name="P18" style:family="paragraph" style:parent-style-name="Text_20_body">
      <style:text-properties officeooo:rsid="002b07f8" officeooo:paragraph-rsid="004360b0"/>
    </style:style>
    <style:style style:name="P19" style:family="paragraph" style:parent-style-name="Text_20_body">
      <style:text-properties officeooo:paragraph-rsid="0033c12e"/>
    </style:style>
    <style:style style:name="P20" style:family="paragraph" style:parent-style-name="Text_20_body">
      <style:text-properties officeooo:paragraph-rsid="0027f623"/>
    </style:style>
    <style:style style:name="P21" style:family="paragraph" style:parent-style-name="Text_20_body">
      <style:text-properties officeooo:paragraph-rsid="003c402d"/>
    </style:style>
    <style:style style:name="P22" style:family="paragraph" style:parent-style-name="Text_20_body">
      <style:text-properties officeooo:paragraph-rsid="003fbdac"/>
    </style:style>
    <style:style style:name="P23" style:family="paragraph" style:parent-style-name="Text_20_body">
      <style:text-properties officeooo:paragraph-rsid="0040e061"/>
    </style:style>
    <style:style style:name="P24" style:family="paragraph" style:parent-style-name="Heading_20_1">
      <style:paragraph-properties fo:break-before="page"/>
    </style:style>
    <style:style style:name="P25" style:family="paragraph" style:parent-style-name="Heading_20_2">
      <style:text-properties officeooo:rsid="001e5840"/>
    </style:style>
    <style:style style:name="P26" style:family="paragraph" style:parent-style-name="Heading_20_2">
      <style:text-properties officeooo:rsid="001afa86"/>
    </style:style>
    <style:style style:name="P27" style:family="paragraph" style:parent-style-name="Heading_20_2">
      <style:text-properties officeooo:rsid="0027f623"/>
    </style:style>
    <style:style style:name="P28" style:family="paragraph" style:parent-style-name="Heading_20_2">
      <style:text-properties officeooo:rsid="0028eb2a"/>
    </style:style>
    <style:style style:name="P29" style:family="paragraph" style:parent-style-name="Code">
      <style:paragraph-properties fo:text-align="start" style:justify-single-word="false"/>
      <style:text-properties officeooo:rsid="001e5840"/>
    </style:style>
    <style:style style:name="P30" style:family="paragraph" style:parent-style-name="Code">
      <style:paragraph-properties fo:text-align="start" style:justify-single-word="false"/>
      <style:text-properties officeooo:rsid="001e5840" officeooo:paragraph-rsid="00201c83"/>
    </style:style>
    <style:style style:name="P31" style:family="paragraph" style:parent-style-name="Code">
      <style:paragraph-properties fo:text-align="start" style:justify-single-word="false"/>
      <style:text-properties officeooo:rsid="00201c83" officeooo:paragraph-rsid="00201c83"/>
    </style:style>
    <style:style style:name="P32" style:family="paragraph" style:parent-style-name="Code">
      <style:text-properties officeooo:rsid="0022eb55" officeooo:paragraph-rsid="0022eb55"/>
    </style:style>
    <style:style style:name="P33" style:family="paragraph" style:parent-style-name="Code">
      <style:text-properties officeooo:rsid="0027f623" officeooo:paragraph-rsid="0027f623"/>
    </style:style>
    <style:style style:name="P34" style:family="paragraph" style:parent-style-name="Code">
      <style:text-properties officeooo:rsid="002c1a79" officeooo:paragraph-rsid="002c1a79"/>
    </style:style>
    <style:style style:name="P35" style:family="paragraph" style:parent-style-name="Code">
      <style:text-properties officeooo:paragraph-rsid="00325f04"/>
    </style:style>
    <style:style style:name="P36" style:family="paragraph" style:parent-style-name="Code">
      <style:text-properties officeooo:paragraph-rsid="00348d70"/>
    </style:style>
    <style:style style:name="P37" style:family="paragraph" style:parent-style-name="Code">
      <style:text-properties officeooo:paragraph-rsid="00355b36"/>
    </style:style>
    <style:style style:name="P38" style:family="paragraph" style:parent-style-name="Code">
      <style:text-properties officeooo:paragraph-rsid="003c402d"/>
    </style:style>
    <style:style style:name="P39" style:family="paragraph" style:parent-style-name="Code">
      <style:text-properties officeooo:paragraph-rsid="003f30e4"/>
    </style:style>
    <style:style style:name="P40" style:family="paragraph" style:parent-style-name="Code">
      <style:text-properties officeooo:paragraph-rsid="003fbdac"/>
    </style:style>
    <style:style style:name="P41" style:family="paragraph" style:parent-style-name="Code">
      <style:text-properties officeooo:paragraph-rsid="0040e061"/>
    </style:style>
    <style:style style:name="P42" style:family="paragraph" style:parent-style-name="Code">
      <style:text-properties officeooo:paragraph-rsid="004360b0"/>
    </style:style>
    <style:style style:name="P43" style:family="paragraph" style:parent-style-name="Code">
      <style:text-properties officeooo:rsid="002b07f8" officeooo:paragraph-rsid="004360b0"/>
    </style:style>
    <style:style style:name="P44" style:family="paragraph" style:parent-style-name="Title" style:master-page-name="Standard">
      <style:paragraph-properties style:page-number="auto"/>
    </style:style>
    <style:style style:name="P45" style:family="paragraph" style:parent-style-name="Table_20_Heading">
      <style:text-properties style:font-name="Arial" officeooo:paragraph-rsid="003a24cf"/>
    </style:style>
    <style:style style:name="P46" style:family="paragraph" style:parent-style-name="Table_20_Heading">
      <style:text-properties style:font-name="Arial" officeooo:paragraph-rsid="003b7c85"/>
    </style:style>
    <style:style style:name="P47" style:family="paragraph" style:parent-style-name="Table_20_Contents">
      <style:paragraph-properties fo:text-align="center" style:justify-single-word="false"/>
      <style:text-properties style:font-name="Arial" officeooo:paragraph-rsid="003a24cf"/>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officeooo:rsid="001e5840"/>
    </style:style>
    <style:style style:name="T4" style:family="text">
      <style:text-properties officeooo:rsid="00201c83"/>
    </style:style>
    <style:style style:name="T5" style:family="text">
      <style:text-properties style:font-name="Courier New" officeooo:rsid="00201c83"/>
    </style:style>
    <style:style style:name="T6" style:family="text">
      <style:text-properties style:font-name="Courier New" officeooo:rsid="0022eb55"/>
    </style:style>
    <style:style style:name="T7" style:family="text">
      <style:text-properties style:font-name="Courier New" officeooo:rsid="0026ddab"/>
    </style:style>
    <style:style style:name="T8" style:family="text">
      <style:text-properties style:font-name="Courier New" officeooo:rsid="002de72b"/>
    </style:style>
    <style:style style:name="T9" style:family="text">
      <style:text-properties officeooo:rsid="0022110d"/>
    </style:style>
    <style:style style:name="T10" style:family="text">
      <style:text-properties officeooo:rsid="0022eb55"/>
    </style:style>
    <style:style style:name="T11" style:family="text">
      <style:text-properties officeooo:rsid="0026ddab"/>
    </style:style>
    <style:style style:name="T12" style:family="text">
      <style:text-properties officeooo:rsid="0027f623"/>
    </style:style>
    <style:style style:name="T13" style:family="text">
      <style:text-properties officeooo:rsid="002c1a79"/>
    </style:style>
    <style:style style:name="T14" style:family="text">
      <style:text-properties officeooo:rsid="002de72b"/>
    </style:style>
    <style:style style:name="T15" style:family="text">
      <style:text-properties officeooo:rsid="002ebac9"/>
    </style:style>
    <style:style style:name="T16" style:family="text">
      <style:text-properties officeooo:rsid="00308bd4"/>
    </style:style>
    <style:style style:name="T17" style:family="text">
      <style:text-properties officeooo:rsid="0030e050"/>
    </style:style>
    <style:style style:name="T18" style:family="text">
      <style:text-properties style:font-name="Courier New" officeooo:rsid="0030e050"/>
    </style:style>
    <style:style style:name="T19" style:family="text">
      <style:text-properties style:font-name="Courier New" officeooo:rsid="00325f04"/>
    </style:style>
    <style:style style:name="T20" style:family="text">
      <style:text-properties style:font-name="Courier New" officeooo:rsid="00308bd4"/>
    </style:style>
    <style:style style:name="T21" style:family="text">
      <style:text-properties style:font-name="Courier New" officeooo:rsid="0033c18b"/>
    </style:style>
    <style:style style:name="T22" style:family="text">
      <style:text-properties style:font-name="Courier New" officeooo:rsid="00348d70"/>
    </style:style>
    <style:style style:name="T23" style:family="text">
      <style:text-properties style:font-name="Courier New" officeooo:rsid="00355b36"/>
    </style:style>
    <style:style style:name="T24" style:family="text">
      <style:text-properties style:font-name="Courier New" officeooo:rsid="0039056f"/>
    </style:style>
    <style:style style:name="T25" style:family="text">
      <style:text-properties style:font-name="Courier New" officeooo:rsid="003c402d"/>
    </style:style>
    <style:style style:name="T26" style:family="text">
      <style:text-properties style:font-name="Courier New" officeooo:rsid="003f30e4"/>
    </style:style>
    <style:style style:name="T27" style:family="text">
      <style:text-properties style:font-name="Courier New" officeooo:rsid="003fbdac"/>
    </style:style>
    <style:style style:name="T28" style:family="text">
      <style:text-properties style:font-name="Courier New" officeooo:rsid="0040e061"/>
    </style:style>
    <style:style style:name="T29" style:family="text">
      <style:text-properties style:font-name="Courier New" officeooo:rsid="004360b0"/>
    </style:style>
    <style:style style:name="T30" style:family="text">
      <style:text-properties officeooo:rsid="00325f04"/>
    </style:style>
    <style:style style:name="T31" style:family="text">
      <style:text-properties officeooo:rsid="0033c12e"/>
    </style:style>
    <style:style style:name="T32" style:family="text">
      <style:text-properties officeooo:rsid="0033c18b"/>
    </style:style>
    <style:style style:name="T33" style:family="text">
      <style:text-properties officeooo:rsid="00341d2f"/>
    </style:style>
    <style:style style:name="T34" style:family="text">
      <style:text-properties officeooo:rsid="00348d70"/>
    </style:style>
    <style:style style:name="T35" style:family="text">
      <style:text-properties officeooo:rsid="00355b36"/>
    </style:style>
    <style:style style:name="T36" style:family="text">
      <style:text-properties officeooo:rsid="00374506"/>
    </style:style>
    <style:style style:name="T37" style:family="text">
      <style:text-properties officeooo:rsid="0039056f"/>
    </style:style>
    <style:style style:name="T38" style:family="text">
      <style:text-properties officeooo:rsid="003a24cf"/>
    </style:style>
    <style:style style:name="T39" style:family="text">
      <style:text-properties officeooo:rsid="003b7c85"/>
    </style:style>
    <style:style style:name="T40" style:family="text">
      <style:text-properties officeooo:rsid="003c402d"/>
    </style:style>
    <style:style style:name="T41" style:family="text">
      <style:text-properties officeooo:rsid="003dfbf0"/>
    </style:style>
    <style:style style:name="T42" style:family="text">
      <style:text-properties officeooo:rsid="003f30e4"/>
    </style:style>
    <style:style style:name="T43" style:family="text">
      <style:text-properties officeooo:rsid="003fbdac"/>
    </style:style>
    <style:style style:name="T44" style:family="text">
      <style:text-properties officeooo:rsid="0040e061"/>
    </style:style>
    <style:style style:name="T45" style:family="text">
      <style:text-properties officeooo:rsid="0041615d"/>
    </style:style>
    <style:style style:name="T46" style:family="text">
      <style:text-properties officeooo:rsid="004360b0"/>
    </style:style>
    <style:style style:name="T47" style:family="text">
      <style:text-properties officeooo:rsid="0044831c"/>
    </style:style>
    <style:style style:name="T48" style:family="text">
      <style:text-properties officeooo:rsid="0046b4d1"/>
    </style:style>
    <style:style style:name="fr1" style:family="graphic" style:parent-style-name="Frame">
      <style:graphic-properties fo:margin-left="0cm" fo:margin-right="0.199cm" fo:margin-top="0cm" fo:margin-bottom="0cm"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4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1" text:separation-character="." text:name="Text"/>
        <text:sequence-decl text:display-outline-level="0" text:name="Drawing"/>
      </text:sequence-decls>
      <text:p text:style-name="P44">Stareater documentation:</text:p>
      <text:p text:style-name="Subtitle">Code organiz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 Projects and dependencies<text:tab/>2</text:p>
          <text:p text:style-name="P2">2 Localization<text:tab/>3</text:p>
          <text:p text:style-name="P9">2.1File location<text:tab/>3</text:p>
          <text:p text:style-name="P9">2.2Context<text:tab/>3</text:p>
          <text:p text:style-name="P9">2.3Single line<text:tab/>3</text:p>
          <text:p text:style-name="P9">2.4Text block<text:tab/>4</text:p>
          <text:p text:style-name="P9">2.5Conditinal text<text:tab/>4</text:p>
          <text:p text:style-name="P9">2.6Expression value<text:tab/>4</text:p>
        </text:index-body>
      </text:table-of-content>
      <text:p text:style-name="Text_20_body"/>
      <text:h text:style-name="P24" text:outline-level="1">Projects and dependencies</text:h>
      <text:p text:style-name="Text_20_body">Stareater source code is split to multipe Visual Studio projects (see <text:sequence-ref text:reference-format="category-and-value" text:ref-name="refIllustration0">Illustration 1.1</text:sequence-ref>). Main project is <text:span text:style-name="T1">Stareater.Core </text:span><text:span text:style-name="T2">and consists of game logic, data handeling, GUI controler and interfces for map builders and players. Another important project is </text:span><text:span text:style-name="T1">Stareater.UI.Winforms</text:span><text:span text:style-name="T2">, the project with the user interface code.</text:span></text:p>
      <text:p text:style-name="Text_20_body"><draw:frame draw:style-name="fr1" draw:name="Frame2" text:anchor-type="paragraph" svg:width="12.749cm" style:rel-width="75%" svg:height="8.14cm" style:rel-height="scale-min" draw:z-index="0"><draw:text-box><text:p text:style-name="P1"><draw:frame draw:style-name="fr2" draw:name="graphics2" text:anchor-type="paragraph" svg:x="0cm" svg:y="0cm" svg:width="12.748cm" style:rel-width="100%" svg:height="8.14cm" style:rel-height="scale" draw:z-index="1"><draw:image xlink:href="Pictures/2000025100004A3B00002EE398E378ED.svm" xlink:type="simple" xlink:show="embed" xlink:actuate="onLoad"/></draw:frame>Illustration <text:sequence text:ref-name="refIllustration0" text:name="Illustration" text:formula="ooow:Illustration+1" style:num-format="1">1.1</text:sequence>: Stareater code projects diagram</text:p></draw:text-box></draw:frame></text:p>
      <text:p text:style-name="Text_20_body">TODO: Asset controller should be started when?</text:p>
      <text:p text:style-name="Text_20_body">TODO: Localization manifest must be initialized before GUI.</text:p>
      <text:h text:style-name="Heading_20_1" text:outline-level="1">L<text:span text:style-name="T3">ocalization</text:span></text:h>
      <text:p text:style-name="P10">All text in Stareater's user interface and assets are stored in localization files. Part of user interface can use hardcoded texts until localization data is loaded.</text:p>
      <text:h text:style-name="P25" text:outline-level="2">File location</text:h>
      <text:p text:style-name="P11">Root folder for focalization data is:</text:p>
      <text:p text:style-name="P29"/>
      <text:p text:style-name="P29">{Stareater}/languages/</text:p>
      <text:p text:style-name="P11"/>
      <text:p text:style-name="Text_20_body"><text:span text:style-name="T3">Each language must be in it's own subfolder and </text:span><text:span text:style-name="T4">the name of the folder will be used as language identifier. Language identifier is used by settings to track user selected language. Only one language subfolder can end with </text:span><text:span text:style-name="T5">(default)</text:span>, with<text:span text:style-name="T4"> brackets, making it initially selected language and fallback for missing translations in seleced language. "Default" mark doesn't count as part of language identifier.</text:span></text:p>
      <text:p text:style-name="P30"/>
      <text:p text:style-name="P4"><text:span text:style-name="T3">{Stareater}/languages/</text:span><text:span text:style-name="T4">en-us(default)</text:span></text:p>
      <text:p text:style-name="P31"/>
      <text:p text:style-name="P12">Language subfolder can't have subfolders (they won't be scanned for localization data). Localization data can otherwise be distributed in any number of files with any file name and extension.</text:p>
      <text:h text:style-name="P26" text:outline-level="2">Context <text:span text:style-name="T16">type</text:span></text:h>
      <text:p text:style-name="P13">Example:</text:p>
      <text:p text:style-name="P3">:PlayerTypes</text:p>
      <text:p text:style-name="P3">localHuman = Human</text:p>
      <text:p text:style-name="P3">AI = AI</text:p>
      <text:p text:style-name="P3">-</text:p>
      <text:p text:style-name="P6"><text:span text:style-name="T9">Context is a named container of translation entries and is top most data type in all localization files. Single file can contain multiple contexts separated only with white spaces and new lines. Context syntax is </text:span><text:span text:style-name="T10">(extended BNF notation)</text:span><text:span text:style-name="T9">:</text:span></text:p>
      <text:p text:style-name="P14"/>
      <text:p text:style-name="Code"><text:span text:style-name="T9">context </text:span><text:span text:style-name="T10">=</text:span><text:span text:style-name="T9"> ':', </text:span><text:span text:style-name="T11">name, </text:span><text:span text:style-name="T10">{ entry }, '-';</text:span></text:p>
      <text:p text:style-name="P32"><text:s text:c="2"/>entry = key, value; </text:p>
      <text:p text:style-name="P32"/>
      <text:p text:style-name="P19"><text:span text:style-name="T10">Where </text:span><text:span text:style-name="T6">key</text:span><text:span text:style-name="T10"> </text:span><text:span text:style-name="T11">and </text:span><text:span text:style-name="T7">name</text:span><text:span text:style-name="T11"> </text:span><text:span text:style-name="T10">is any combination of alphanumeric characters (a - z, A - Z, 0 – 9) and </text:span><text:span text:style-name="T6">value</text:span><text:span text:style-name="T10"> </text:span><text:span text:style-name="T30">either single line or block text type</text:span><text:span text:style-name="T10">. </text:span><text:span text:style-name="T11">White spaces and new lines outside value are ignored but there has to be at least one between context name and first entry key. </text:span><text:span text:style-name="T30">Conditional and expression types are valid types for </text:span><text:span text:style-name="T19">value</text:span><text:span text:style-name="T30"> but application should be designed to not require </text:span><text:span text:style-name="T31">such scenarios</text:span><text:span text:style-name="T30">. Instead of using conditional type as </text:span><text:span text:style-name="T19">value</text:span><text:span text:style-name="T30">, </text:span><text:span text:style-name="T31">condition should either be hardcoded in application logic or defined in game assets. Same goes for expression type.</text:span></text:p>
      <text:h text:style-name="P27" text:outline-level="2">Single line <text:span text:style-name="T16">type</text:span></text:h>
      <text:p text:style-name="P13">Example:</text:p>
      <text:p text:style-name="P33"><text:soft-page-break/>= Human</text:p>
      <text:p text:style-name="P7"><text:span text:style-name="T12">Single line entry type is the simplest </text:span><text:span text:style-name="T13">type </text:span><text:span text:style-name="T16">that can be used as </text:span><text:span text:style-name="T20">value</text:span><text:span text:style-name="T16"> in context's key-value pair</text:span><text:span text:style-name="T13">. Syntax:</text:span></text:p>
      <text:p text:style-name="P7"><text:span text:style-name="T13"/></text:p>
      <text:p text:style-name="P5"><text:span text:style-name="T13">singleLine = '=', text, </text:span><text:span text:style-name="T15">(</text:span><text:span text:style-name="T13">'\n' </text:span><text:span text:style-name="T15">| '\r')</text:span><text:span text:style-name="T13">;</text:span></text:p>
      <text:p text:style-name="P34"/>
      <text:p text:style-name="P8"><text:span text:style-name="T14">Where </text:span><text:span text:style-name="T8">text</text:span><text:span text:style-name="T14"> is </text:span><text:span text:style-name="T16">a </text:span><text:span text:style-name="T14">sequence of </text:span><text:span text:style-name="T15">any </text:span><text:span text:style-name="T14">characters </text:span><text:span text:style-name="T15">except new line and carriage return ('\n' and '\r')</text:span><text:span text:style-name="T14">. </text:span><text:span text:style-name="T17">Textual v</text:span><text:span text:style-name="T16">alue </text:span><text:span text:style-name="T17">of this type is equal to </text:span><text:span text:style-name="T18">text</text:span><text:span text:style-name="T17"> without leading and trailing white spaces. For a data in the example above value is "Human" (without double quotes).</text:span></text:p>
      <text:h text:style-name="P28" text:outline-level="2"><text:span text:style-name="T16">B</text:span>lock <text:span text:style-name="T16">type</text:span></text:h>
      <text:p text:style-name="P16"><text:span text:style-name="T30">Example:</text:span></text:p>
      <text:p text:style-name="Code"><text:span text:style-name="T30">{</text:span></text:p>
      <text:p text:style-name="P35"><text:span text:style-name="T30">{=bodyName} was last visited at turn {lastTime}</text:span></text:p>
      <text:p text:style-name="P35"><text:span text:style-name="T30"/></text:p>
      <text:p text:style-name="P35"><text:span text:style-name="T30">Text two lines further.</text:span></text:p>
      <text:p text:style-name="P37"><text:span text:style-name="T30">Escaped characters: \</text:span><text:span text:style-name="T40">{</text:span><text:span text:style-name="T30"> \</text:span><text:span text:style-name="T40">}</text:span><text:span text:style-name="T30"> \\ </text:span></text:p>
      <text:p text:style-name="P37"><text:span text:style-name="T35">End.</text:span><text:span text:style-name="T30">}</text:span></text:p>
      <text:p text:style-name="Code"><text:span text:style-name="T30">lastTime #D turn;</text:span></text:p>
      <text:p text:style-name="P16"><text:span text:style-name="T30">Block type is on the other hand the most complex </text:span><text:span text:style-name="T32">context </text:span><text:span text:style-name="T21">value</text:span><text:span text:style-name="T32"> type. </text:span><text:span text:style-name="T35">It's made of multiline backslash escaped text block with placeholders and placeholder substitutions.</text:span><text:span text:style-name="T32"> </text:span><text:span text:style-name="T33">Syntax </text:span><text:span text:style-name="T40">(starting with </text:span><text:span text:style-name="T25">block</text:span><text:span text:style-name="T40">)</text:span><text:span text:style-name="T33">:</text:span></text:p>
      <text:p text:style-name="P16"><text:span text:style-name="T33"/></text:p>
      <text:p text:style-name="P38"><text:span text:style-name="T33"><text:s text:c="7"/>block = </text:span><text:span text:style-name="T40">textChunks</text:span><text:span text:style-name="T36">, '</text:span><text:span text:style-name="T33">\n', substitute</text:span><text:span text:style-name="T42">s</text:span><text:span text:style-name="T33">;</text:span></text:p>
      <text:p text:style-name="P38"><text:span text:style-name="T33"/></text:p>
      <text:p text:style-name="P38"><text:span text:style-name="T40"><text:s text:c="2"/>textChunks = </text:span><text:span text:style-name="T33">'{', </text:span><text:span text:style-name="T40">'\n'</text:span><text:span text:style-name="T33">, {text | placeholder}, '}</text:span><text:span text:style-name="T36">';</text:span></text:p>
      <text:p text:style-name="P39"><text:span text:style-name="T33"><text:s/>placeholder = '{', (stringId | substitute</text:span><text:span text:style-name="T42">Id</text:span><text:span text:style-name="T33">), '}';</text:span></text:p>
      <text:p text:style-name="P38"><text:span text:style-name="T33"><text:s text:c="4"/>stringId </text:span><text:span text:style-name="T34">= '=' </text:span><text:span text:style-name="T43">identifier</text:span><text:span text:style-name="T33">;</text:span></text:p>
      <text:p text:style-name="P40"><text:span text:style-name="T33">substitute</text:span><text:span text:style-name="T42">Id = </text:span><text:span text:style-name="T43">identifier</text:span><text:span text:style-name="T42">;</text:span></text:p>
      <text:p text:style-name="P39"><text:span text:style-name="T42"/></text:p>
      <text:p text:style-name="P41"><text:span text:style-name="T33"><text:s/>substitute</text:span><text:span text:style-name="T42">s</text:span><text:span text:style-name="T33"> = </text:span><text:span text:style-name="T42">{</text:span><text:span text:style-name="T43">identifier</text:span><text:span text:style-name="T34">, value</text:span><text:span text:style-name="T42">}</text:span><text:span text:style-name="T34">;</text:span></text:p>
      <text:p text:style-name="P36"><text:span text:style-name="T33"/></text:p>
      <text:p text:style-name="P21"><text:span text:style-name="T34">Where </text:span><text:span text:style-name="T27">identifier</text:span><text:span text:style-name="T34"> is much like context </text:span><text:span text:style-name="T22">name</text:span><text:span text:style-name="T10">, any combination of alphanumeric characters (a - z, A - Z, 0 – 9).</text:span><text:span text:style-name="T34"> </text:span><text:span text:style-name="T22">value</text:span><text:span text:style-name="T34"> is either conditional or expression </text:span><text:span text:style-name="T37">text </text:span><text:span text:style-name="T34">type. Much like </text:span><text:span text:style-name="T22">value</text:span>s<text:span text:style-name="T34"> in context it can also be of single line and block type but that should be avoided since same effect can be achieved </text:span><text:span text:style-name="T35">with extra text in </text:span><text:span text:style-name="T23">text</text:span><text:span text:style-name="T35"> part or placeholders. </text:span><text:span text:style-name="T24">text</text:span><text:span text:style-name="T37">, as mentioned before is backslash escaped sequence of characters. </text:span></text:p>
      <text:p text:style-name="P21"><text:span text:style-name="T40">First part, as mentioned before is a mix of backslash escaped text runs and placeholder marks. </text:span><text:span text:style-name="T37">It starts with </text:span><text:span text:style-name="T40">the first</text:span><text:span text:style-name="T37"> line below '{' and ends with unescaped '}'. Leading, trailing and intermediary white spaces and new lines do count </text:span><text:span text:style-name="T40">to final value of </text:span><text:span text:style-name="T24">text</text:span><text:span text:style-name="T37">. Escape sequences are:</text:span></text:p>
      <table:table table:name="Table1" table:style-name="Table1">
        <table:table-column table:style-name="Table1.A"/>
        <table:table-column table:style-name="Table1.B"/>
        <table:table-header-rows>
          <table:table-row>
            <table:table-cell table:style-name="Table1.A1" office:value-type="string">
              <text:p text:style-name="P45"><text:span text:style-name="T38">Sequence</text:span></text:p>
            </table:table-cell>
            <table:table-cell table:style-name="Table1.B1" office:value-type="string">
              <text:p text:style-name="P46"><text:span text:style-name="T39">Resulting text</text:span></text:p>
            </table:table-cell>
          </table:table-row>
        </table:table-header-rows>
        <table:table-row>
          <table:table-cell table:style-name="Table1.A2" office:value-type="string">
            <text:p text:style-name="P47"><text:span text:style-name="T38">\\</text:span></text:p>
          </table:table-cell>
          <table:table-cell table:style-name="Table1.B2" office:value-type="string">
            <text:p text:style-name="P47"><text:span text:style-name="T38">\</text:span></text:p>
          </table:table-cell>
        </table:table-row>
        <text:soft-page-break/>
        <table:table-row>
          <table:table-cell table:style-name="Table1.A2" office:value-type="string">
            <text:p text:style-name="P47"><text:span text:style-name="T38">\{</text:span></text:p>
          </table:table-cell>
          <table:table-cell table:style-name="Table1.B2" office:value-type="string">
            <text:p text:style-name="P47"><text:span text:style-name="T38">{</text:span></text:p>
          </table:table-cell>
        </table:table-row>
        <table:table-row>
          <table:table-cell table:style-name="Table1.A2" office:value-type="string">
            <text:p text:style-name="P47"><text:span text:style-name="T38">\}</text:span></text:p>
          </table:table-cell>
          <table:table-cell table:style-name="Table1.B2" office:value-type="string">
            <text:p text:style-name="P47"><text:span text:style-name="T38">}</text:span></text:p>
          </table:table-cell>
        </table:table-row>
      </table:table>
      <text:p text:style-name="P21"><text:span text:style-name="T40"/></text:p>
      <text:p text:style-name="P22"><text:span text:style-name="T42">Placeholder marks start with unescaped curly bracket, '{', contain placeholder </text:span><text:span text:style-name="T43">identifier</text:span><text:span text:style-name="T42"> and end with unescaped curly bracket, '}'. </text:span><text:span text:style-name="T40">There are two kinds of placeholders, </text:span><text:span text:style-name="T41">placeholder for </text:span><text:span text:style-name="T42">prepared text and for variable text. Syntactical difference is that placeholder for prepared text has equals sign, '=', before </text:span><text:span text:style-name="T27">identifier</text:span><text:span text:style-name="T26"> </text:span>(sign <text:span text:style-name="T43">is not included to identifier)</text:span><text:span text:style-name="T42">. When determining final text </text:span><text:span text:style-name="T43">of</text:span><text:span text:style-name="T42"> text block, placeholder</text:span><text:span text:style-name="T43">s</text:span><text:span text:style-name="T42"> with prepared text </text:span><text:span text:style-name="T43">are</text:span><text:span text:style-name="T42"> replaced with text</text:span><text:span text:style-name="T43">s</text:span><text:span text:style-name="T42"> provided by application </text:span><text:span text:style-name="T43">(identifier is used as key)</text:span><text:span text:style-name="T42"> </text:span><text:span text:style-name="T43">while placeholders with variable text are replaced with their corresponding substitutes from the second part of text block data .</text:span></text:p>
      <text:p text:style-name="P23"><text:span text:style-name="T43">Second part of text block data contains substituents for placeholders. </text:span><text:span text:style-name="T44">For each unique variable text placeholder identifier in the first part of text block data there must be a substituent with same identifier in the second part.</text:span><text:span text:style-name="T37"> </text:span><text:span text:style-name="T44">When determining final text of the substituent, application must provide numeric values for eventual expressions in the </text:span><text:span text:style-name="T28">value</text:span><text:span text:style-name="T44"> part.</text:span></text:p>
      <text:h text:style-name="P28" text:outline-level="2">Conditinal <text:span text:style-name="T16">type</text:span></text:h>
      <text:p text:style-name="P17"><text:span text:style-name="T45">Example:</text:span></text:p>
      <text:p text:style-name="P42"><text:span text:style-name="T46">?badClime; =hostile</text:span></text:p>
      <text:p text:style-name="P18"><text:span text:style-name="T46">Intended to used as substituent in text block, if condition is satisfied then nested text data is used as final text, empty text otherwise. Syntax:</text:span></text:p>
      <text:p text:style-name="P18"><text:span text:style-name="T46"/></text:p>
      <text:p text:style-name="P43"><text:span text:style-name="T46">conditional</text:span><text:span text:style-name="T42"> = </text:span><text:span text:style-name="T46">'?', condition, ';', value</text:span><text:span text:style-name="T42">;</text:span></text:p>
      <text:p text:style-name="P43"><text:span text:style-name="T42"/></text:p>
      <text:p text:style-name="P18"><text:span text:style-name="T46">Where </text:span><text:span text:style-name="T29">condition</text:span><text:span text:style-name="T46"> is an expression interpreted as boolean and </text:span><text:span text:style-name="T29">value</text:span><text:span text:style-name="T46"> either single line </text:span><text:span text:style-name="T47">or expression text type.</text:span></text:p>
      <text:p text:style-name="P15">TODO: <text:span text:style-name="T46">add reference to expression syntax</text:span></text:p>
      <text:h text:style-name="P28" text:outline-level="2">Expression <text:span text:style-name="T16">type</text:span></text:h>
      <text:p text:style-name="P15">TODO: <text:span text:style-name="T43">remove the need for expression type</text:span></text:p>
      <text:p text:style-name="P18"><text:span text:style-name="T46">TODO: remove from docu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Courier New1" svg:font-family="'Courier New'" style:font-family-generic="modern"/>
    <style:font-face style:name="Times New Roman2" svg:font-family="'Times New Roman'" style:font-family-generic="modern"/>
    <style:font-face style:name="Arial1" svg:font-family="Arial" style:font-family-generic="swiss"/>
    <style:font-face style:name="Arial2" svg:font-family="Arial" style:font-adornments="Regular" style:font-family-generic="swiss"/>
    <style:font-face style:name="Andale Sans UI1" svg:font-family="'Andale Sans UI'" style:font-family-generic="system"/>
    <style:font-face style:name="Tahoma2" svg:font-family="Tahoma" style:font-family-generic="system"/>
    <style:font-face style:name="Courier New" svg:font-family="'Courier New'" style:font-family-generic="modern" style:font-pitch="fixed"/>
    <style:font-face style:name="Times New Roman1" svg:font-family="'Times New Roman'" style:font-family-generic="modern" style:font-pitch="fixed"/>
    <style:font-face style:name="Times New Roman" svg:font-family="'Times New Roman'" style:font-family-generic="roman" style:font-pitch="variable"/>
    <style:font-face style:name="Arial" svg:font-family="Arial" style:font-adornments="Regular"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style:writing-mode="lr-tb"/>
      <style:text-properties style:use-window-font-color="true" style:font-name="Times New Roman" fo:font-size="12pt" fo:language="zxx" fo:country="none" style:letter-kerning="true" style:font-name-asian="Arial3" style:font-size-asian="12pt" style:language-asian="zxx" style:country-asian="none" style:font-name-complex="Andale Sans UI1" style:font-size-complex="12pt" style:language-complex="zxx" style:country-complex="non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1" fo:font-size="14pt" fo:language="zxx" fo:country="none" style:font-name-asian="Andale Sans UI" style:font-size-asian="14pt" style:language-asian="zxx" style:country-asian="none" style:font-name-complex="Tahoma2" style:font-size-complex="14pt" style:language-complex="zxx" style:country-complex="none"/>
    </style:style>
    <style:style style:name="Text_20_body" style:display-name="Text body" style:family="paragraph" style:parent-style-name="Standard" style:default-outline-level="" style:class="text" style:master-page-name="">
      <style:paragraph-properties fo:margin-left="0cm" fo:margin-right="0cm" fo:margin-top="0cm" fo:margin-bottom="0.212cm" style:contextual-spacing="false" fo:text-indent="0cm" style:auto-text-indent="true" style:page-number="auto"/>
      <style:text-properties style:font-name="Arial2" fo:language="zxx" fo:country="none" style:language-asian="zxx" style:country-asian="none" style:language-complex="zxx" style:country-complex="none"/>
    </style:style>
    <style:style style:name="List" style:family="paragraph" style:parent-style-name="Text_20_body" style:default-outline-level="" style:class="list">
      <style:paragraph-properties fo:margin-left="0cm" fo:margin-right="0cm" fo:margin-top="0cm" fo:margin-bottom="0.212cm" style:contextual-spacing="false" fo:text-indent="0cm" style:auto-text-indent="true"/>
      <style:text-properties style:font-name="Arial2" fo:language="zxx" fo:country="none" style:language-asian="zxx" style:country-asian="none" style:font-name-complex="Tahoma1" style:language-complex="zxx" style:country-complex="non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language="zxx" fo:country="none" fo:font-style="italic" style:font-size-asian="12pt" style:language-asian="zxx" style:country-asian="none" style:font-style-asian="italic" style:font-name-complex="Tahoma1" style:font-size-complex="12pt" style:language-complex="zxx" style:country-complex="none"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Tahoma1" style:language-complex="zxx" style:country-complex="none"/>
    </style:style>
    <style:style style:name="Title" style:family="paragraph" style:parent-style-name="Heading" style:next-style-name="Subtitle" style:default-outline-level="" style:class="chapter">
      <style:paragraph-properties fo:margin-top="0.423cm" fo:margin-bottom="0.212cm" style:contextual-spacing="false" fo:text-align="center" style:justify-single-word="false" fo:keep-with-next="always"/>
      <style:text-properties style:font-name="Arial1" fo:font-size="18pt" fo:language="zxx" fo:country="none" fo:font-weight="bold" style:font-size-asian="18pt" style:language-asian="zxx" style:country-asian="none" style:font-weight-asian="bold" style:font-name-complex="Tahoma2" style:font-size-complex="18pt" style:language-complex="zxx" style:country-complex="none" style:font-weight-complex="bold"/>
    </style:style>
    <style:style style:name="Subtitle" style:family="paragraph" style:parent-style-name="Heading" style:next-style-name="Text_20_body" style:default-outline-level="" style:class="chapter">
      <style:paragraph-properties fo:margin-top="0.423cm" fo:margin-bottom="0.212cm" style:contextual-spacing="false" fo:text-align="center" style:justify-single-word="false" fo:keep-with-next="always"/>
      <style:text-properties style:font-name="Arial1" fo:font-size="14pt" fo:language="zxx" fo:country="none" fo:font-style="italic" style:font-size-asian="14pt" style:language-asian="zxx" style:country-asian="none" style:font-style-asian="italic" style:font-name-complex="Tahoma2" style:font-size-complex="14pt" style:language-complex="zxx" style:country-complex="none" style:font-style-complex="italic"/>
    </style:style>
    <style:style style:name="Contents_20_Heading" style:display-name="Contents Heading" style:family="paragraph" style:parent-style-name="Heading" style:default-outline-level="" style:class="index">
      <style:paragraph-properties fo:margin-left="0cm" fo:margin-right="0cm" fo:margin-top="0cm" fo:margin-bottom="0cm" style:contextual-spacing="false" fo:text-indent="0cm" style:auto-text-indent="false" fo:keep-with-next="always" text:number-lines="false" text:line-number="0"/>
      <style:text-properties style:font-name="Arial1" fo:font-size="16pt" fo:language="zxx" fo:country="none" fo:font-weight="bold" style:font-size-asian="16pt" style:language-asian="zxx" style:country-asian="none" style:font-weight-asian="bold" style:font-name-complex="Tahoma2" style:font-size-complex="16pt" style:language-complex="zxx" style:country-complex="none"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fo:keep-with-next="always"/>
      <style:text-properties style:font-name="Arial1" fo:font-size="16.5pt" fo:language="zxx" fo:country="none" fo:font-weight="bold" style:font-size-asian="16.5pt" style:language-asian="zxx" style:country-asian="none" style:font-weight-asian="bold" style:font-name-complex="Tahoma2" style:font-size-complex="16pt" style:language-complex="zxx" style:country-complex="none" style:font-weight-complex="bold"/>
    </style:style>
    <style:style style:name="Illustration" style:family="paragraph" style:parent-style-name="Caption" style:default-outline-level="" style:list-style-name="" style:class="extra">
      <style:paragraph-properties fo:margin-top="0.212cm" fo:margin-bottom="0.212cm" style:contextual-spacing="false" fo:text-align="center" style:justify-single-word="false"/>
      <style:text-properties fo:font-size="12pt" fo:language="zxx" fo:country="none" fo:font-style="italic" style:font-size-asian="12pt" style:language-asian="zxx" style:country-asian="none" style:font-style-asian="italic" style:font-name-complex="Tahoma1" style:font-size-complex="12pt" style:language-complex="zxx" style:country-complex="none" style:font-style-complex="italic"/>
    </style:style>
    <style:style style:name="Frame_20_contents" style:display-name="Frame contents" style:family="paragraph" style:parent-style-name="Text_20_body" style:default-outline-level="" style:class="extra">
      <style:paragraph-properties fo:margin-left="0cm" fo:margin-right="0cm" fo:margin-top="0cm" fo:margin-bottom="0.212cm" style:contextual-spacing="false" fo:text-indent="0cm" style:auto-text-indent="true"/>
      <style:text-properties style:font-name="Arial2" fo:language="zxx" fo:country="none" style:language-asian="zxx" style:country-asian="none" style:language-complex="zxx" style:country-complex="none"/>
    </style:style>
    <style:style style:name="Contents_20_1" style:display-name="Contents 1" style:family="paragraph" style:parent-style-name="Index" style:default-outline-level=""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language="zxx" fo:country="none" style:language-asian="zxx" style:country-asian="none" style:font-name-complex="Tahoma1" style:language-complex="zxx" style:country-complex="none"/>
    </style:style>
    <style:style style:name="Heading_20_2" style:display-name="Heading 2" style:family="paragraph" style:parent-style-name="Heading" style:next-style-name="Text_20_body" style:default-outline-level="2" style:class="text">
      <style:paragraph-properties fo:margin-top="0.423cm" fo:margin-bottom="0.212cm" style:contextual-spacing="false" fo:keep-with-next="always"/>
      <style:text-properties style:font-name="Arial1" fo:font-size="15pt" fo:language="zxx" fo:country="none" fo:font-style="normal" fo:font-weight="bold" style:font-size-asian="15pt" style:language-asian="zxx" style:country-asian="none" style:font-style-asian="normal" style:font-weight-asian="bold" style:font-name-complex="Tahoma2" style:font-size-complex="14pt" style:language-complex="zxx" style:country-complex="none"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3cm" fo:margin-bottom="0.212cm" style:contextual-spacing="false" fo:keep-with-next="always"/>
      <style:text-properties style:font-name="Arial1" fo:font-size="14pt" fo:language="zxx" fo:country="none" fo:font-weight="bold" style:font-size-asian="14pt" style:language-asian="zxx" style:country-asian="none" style:font-weight-asian="bold" style:font-name-complex="Tahoma2" style:font-size-complex="14pt" style:language-complex="zxx" style:country-complex="none" style:font-weight-complex="bold"/>
    </style:style>
    <style:style style:name="Heading_20_4" style:display-name="Heading 4" style:family="paragraph" style:parent-style-name="Heading" style:next-style-name="Text_20_body" style:default-outline-level="4" style:class="text">
      <style:paragraph-properties fo:margin-top="0.423cm" fo:margin-bottom="0.212cm" style:contextual-spacing="false" fo:keep-with-next="always"/>
      <style:text-properties style:font-name="Arial1" fo:font-size="11.5pt" fo:language="zxx" fo:country="none" fo:font-style="italic" fo:font-weight="bold" style:font-size-asian="11.5pt" style:language-asian="zxx" style:country-asian="none" style:font-style-asian="italic" style:font-weight-asian="bold" style:font-name-complex="Tahoma2" style:font-size-complex="11.5pt" style:language-complex="zxx" style:country-complex="none" style:font-style-complex="italic" style:font-weight-complex="bold"/>
    </style:style>
    <style:style style:name="Code" style:family="paragraph" style:parent-style-name="Text_20_body" style:default-outline-level="" style:class="text" style:master-page-name="">
      <style:paragraph-properties fo:margin-left="1.245cm" fo:margin-right="0cm" fo:margin-top="0cm" fo:margin-bottom="0.212cm" style:contextual-spacing="false" fo:text-indent="0cm" style:auto-text-indent="false" style:page-number="auto"/>
      <style:text-properties style:font-name="Courier New1" fo:font-size="10pt" fo:language="zxx" fo:country="none" style:font-size-asian="10pt" style:language-asian="zxx" style:country-asian="none" style:font-size-complex="10pt" style:language-complex="zxx" style:country-complex="none"/>
    </style:style>
    <style:style style:name="Text_20_body_20_indent" style:display-name="Text body indent" style:family="paragraph" style:parent-style-name="Text_20_body" style:default-outline-level="" style:class="text">
      <style:paragraph-properties fo:margin-left="0.499cm" fo:margin-right="0cm" fo:margin-top="0cm" fo:margin-bottom="0.212cm" style:contextual-spacing="false" fo:text-indent="0cm" style:auto-text-indent="false"/>
      <style:text-properties style:font-name="Arial2" fo:language="zxx" fo:country="none" style:language-asian="zxx" style:country-asian="none" style:language-complex="zxx" style:country-complex="none"/>
    </style:style>
    <style:style style:name="Text" style:family="paragraph" style:parent-style-name="Caption" style:default-outline-level="" style:class="extra">
      <style:paragraph-properties fo:margin-top="0.212cm" fo:margin-bottom="0.212cm" style:contextual-spacing="false"/>
      <style:text-properties fo:font-size="12pt" fo:language="zxx" fo:country="none" fo:font-style="italic" style:font-size-asian="12pt" style:language-asian="zxx" style:country-asian="none" style:font-style-asian="italic" style:font-name-complex="Tahoma1" style:font-size-complex="12pt" style:language-complex="zxx" style:country-complex="none" style:font-style-complex="italic"/>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999cm" style:type="right" style:leader-style="dotted" style:leader-text="."/>
        </style:tab-stops>
      </style:paragraph-properties>
      <style:text-properties fo:language="zxx" fo:country="none" style:language-asian="zxx" style:country-asian="none" style:font-name-complex="Tahoma1" style:language-complex="zxx" style:country-complex="none"/>
    </style:style>
    <style:style style:name="Table_20_Contents" style:display-name="Table Contents" style:family="paragraph" style:parent-style-name="Standard" style:default-outline-level="" style:class="extra">
      <style:paragraph-properties text:number-lines="false" text:line-number="0"/>
      <style:text-properties fo:language="zxx" fo:country="none" style:language-asian="zxx" style:country-asian="none" style:language-complex="zxx" style:country-complex="none"/>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language="zxx" fo:country="none" fo:font-weight="bold" style:language-asian="zxx" style:country-asian="none" style:font-weight-asian="bold" style:language-complex="zxx" style:country-complex="none"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fo:margin-left="0cm" fo:margin-right="0.199cm" style:wrap="non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37M58S</meta:editing-duration>
    <meta:editing-cycles>34</meta:editing-cycles>
    <meta:generator>LibreOffice/4.0.4.2$Windows_x86 LibreOffice_project/9e9821abd0ffdbc09cd8c52eaa574fa09eb08f2</meta:generator>
    <dc:date>2014-01-10T14:04:54.59</dc:date>
    <meta:document-statistic meta:table-count="1" meta:image-count="1" meta:object-count="0" meta:page-count="5" meta:paragraph-count="77" meta:word-count="908" meta:character-count="5704" meta:non-whitespace-character-count="4859"/>
    <meta:user-defined meta:name="Info 1"/>
    <meta:user-defined meta:name="Info 2"/>
    <meta:user-defined meta:name="Info 3"/>
    <meta:user-defined meta:name="Info 4"/>
  </office:meta>
</office:document-meta>
</file>